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3.932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3.473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3.272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5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3cm" fo:min-width="3.764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5cm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2.501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0.7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137cm" svg:height="4.589cm" svg:x="1.863cm" svg:y="1.91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.883cm" svg:y1="3.1cm" svg:x2="7cm" svg:y2="3.089cm">
            <text:p/>
          </draw:line>
          <draw:line draw:style-name="gr2" draw:text-style-name="P1" draw:layer="layout" svg:x1="1.9cm" svg:y1="4.9cm" svg:x2="7cm" svg:y2="4.9cm">
            <text:p/>
          </draw:line>
          <draw:custom-shape draw:style-name="gr1" draw:text-style-name="P1" draw:layer="layout" svg:width="5.715cm" svg:height="5.2cm" svg:x="1.885cm" svg:y="14.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.883cm" svg:y1="15.611cm" svg:x2="7.6cm" svg:y2="15.6cm">
            <text:p/>
          </draw:line>
          <draw:line draw:style-name="gr2" draw:text-style-name="P1" draw:layer="layout" svg:x1="1.883cm" svg:y1="17.3cm" svg:x2="7.6cm" svg:y2="17.3cm">
            <text:p/>
          </draw:line>
          <draw:custom-shape draw:style-name="gr1" draw:text-style-name="P1" draw:layer="layout" svg:width="5.307cm" svg:height="4cm" svg:x="2.221cm" svg:y="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.215cm" svg:y1="9.311cm" svg:x2="7.52cm" svg:y2="9.311cm">
            <text:p/>
          </draw:line>
          <draw:line draw:style-name="gr2" draw:text-style-name="P1" draw:layer="layout" svg:x1="2.223cm" svg:y1="10.3cm" svg:x2="7.528cm" svg:y2="10.3cm">
            <text:p/>
          </draw:line>
          <draw:frame draw:style-name="gr3" draw:text-style-name="P3" draw:layer="layout" svg:width="2.1cm" svg:height="1.15cm" svg:x="3.5cm" svg:y="2.2cm">
            <draw:text-box>
              <text:p text:style-name="P2"><text:span text:style-name="T1">ELEVE</text:span></text:p>
            </draw:text-box>
          </draw:frame>
          <draw:frame draw:style-name="gr4" draw:text-style-name="P3" draw:layer="layout" svg:width="4.058cm" svg:height="1.051cm" svg:x="2.791cm" svg:y="14.61cm">
            <draw:text-box>
              <text:p text:style-name="P2"><text:span text:style-name="T1">PROFESSEUR</text:span></text:p>
            </draw:text-box>
          </draw:frame>
          <draw:frame draw:style-name="gr3" draw:text-style-name="P3" draw:layer="layout" svg:width="5.072cm" svg:height="1.15cm" svg:x="2.528cm" svg:y="8.261cm">
            <draw:text-box>
              <text:p text:style-name="P2"><text:span text:style-name="T1">ADMINISTRATEUR</text:span></text:p>
            </draw:text-box>
          </draw:frame>
          <draw:frame draw:style-name="gr5" draw:text-style-name="P4" draw:layer="layout" svg:width="5.273cm" svg:height="1.199cm" svg:x="1.939cm" svg:y="15.754cm">
            <draw:text-box>
              <text:p text:style-name="P2"><text:span text:style-name="T2">Num_professeur : Int</text:span></text:p>
              <text:p text:style-name="P2"><text:span text:style-name="T2">Email_professeur : String</text:span></text:p>
            </draw:text-box>
          </draw:frame>
          <draw:frame draw:style-name="gr6" draw:text-style-name="P4" draw:layer="layout" svg:width="5.116cm" svg:height="1.199cm" svg:x="1.8cm" svg:y="3.453cm">
            <draw:text-box>
              <text:p text:style-name="P2"><text:span text:style-name="T2">Num_eleve : Int</text:span></text:p>
              <text:p text:style-name="P2"><text:span text:style-name="T2">Annee_etude_eleve : Int</text:span></text:p>
            </draw:text-box>
          </draw:frame>
          <draw:frame draw:style-name="gr7" draw:text-style-name="P4" draw:layer="layout" svg:width="3.772cm" svg:height="0.725cm" svg:x="2.15cm" svg:y="9.312cm">
            <draw:text-box>
              <text:p text:style-name="P2"><text:span text:style-name="T2">Num_admin : Int</text:span></text:p>
            </draw:text-box>
          </draw:frame>
          <draw:custom-shape draw:style-name="gr1" draw:text-style-name="P1" draw:layer="layout" svg:width="5.498cm" svg:height="4.8cm" svg:x="11.002cm" svg:y="5.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6.593cm" svg:x2="16.5cm" svg:y2="6.586cm">
            <text:p/>
          </draw:line>
          <draw:line draw:style-name="gr2" draw:text-style-name="P1" draw:layer="layout" svg:x1="11cm" svg:y1="8.306cm" svg:x2="16.5cm" svg:y2="8.306cm">
            <text:p/>
          </draw:line>
          <draw:frame draw:style-name="gr8" draw:text-style-name="P3" draw:layer="layout" svg:width="3.904cm" svg:height="0.806cm" svg:x="11.874cm" svg:y="5.931cm">
            <draw:text-box>
              <text:p text:style-name="P2"><text:span text:style-name="T1">PERSONNE</text:span></text:p>
            </draw:text-box>
          </draw:frame>
          <draw:frame draw:style-name="gr9" draw:text-style-name="P4" draw:layer="layout" svg:width="4.264cm" svg:height="1.199cm" svg:x="11.054cm" svg:y="6.688cm">
            <draw:text-box>
              <text:p text:style-name="P2"><text:span text:style-name="T2">Nom : String</text:span></text:p>
              <text:p text:style-name="P2"><text:span text:style-name="T2">Prenom : String</text:span></text:p>
            </draw:text-box>
          </draw:frame>
          <draw:line draw:style-name="gr10" draw:text-style-name="P5" draw:layer="layout" svg:x1="7cm" svg:y1="4cm" svg:x2="11cm" svg:y2="7.3cm">
            <text:p/>
          </draw:line>
          <draw:line draw:style-name="gr10" draw:text-style-name="P5" draw:layer="layout" svg:x1="7.5cm" svg:y1="10.7cm" svg:x2="10.9cm" svg:y2="8.7cm">
            <text:p/>
          </draw:line>
          <draw:line draw:style-name="gr10" draw:text-style-name="P5" draw:layer="layout" svg:x1="7.6cm" svg:y1="16.3cm" svg:x2="11cm" svg:y2="10.6cm">
            <text:p/>
          </draw:line>
          <draw:frame draw:style-name="gr11" draw:text-style-name="P6" draw:layer="layout" svg:width="4.5cm" svg:height="2.1cm" svg:x="11.2cm" svg:y="8.3cm">
            <draw:text-box>
              <text:p text:style-name="P6"><text:span text:style-name="T3">Ajouter()</text:span></text:p>
              <text:p text:style-name="P6"><text:span text:style-name="T3">Modifier()</text:span></text:p>
              <text:p text:style-name="P6"><text:span text:style-name="T3">Supprimer()</text:span></text:p>
            </draw:text-box>
          </draw:frame>
          <draw:custom-shape draw:style-name="gr1" draw:text-style-name="P1" draw:layer="layout" svg:width="3.87cm" svg:height="5.2cm" svg:x="21.53cm" svg:y="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529cm" svg:y1="6.211cm" svg:x2="25.4cm" svg:y2="6.2cm">
            <text:p/>
          </draw:line>
          <draw:line draw:style-name="gr2" draw:text-style-name="P1" draw:layer="layout" svg:x1="21.517cm" svg:y1="8.1cm" svg:x2="25.388cm" svg:y2="8.1cm">
            <text:p/>
          </draw:line>
          <draw:frame draw:style-name="gr4" draw:text-style-name="P3" draw:layer="layout" svg:width="2.4cm" svg:height="1.051cm" svg:x="22.4cm" svg:y="5.139cm">
            <draw:text-box>
              <text:p text:style-name="P2"><text:span text:style-name="T1">NOTE</text:span></text:p>
            </draw:text-box>
          </draw:frame>
          <draw:frame draw:style-name="gr12" draw:text-style-name="P4" draw:layer="layout" svg:width="3.376cm" svg:height="1.673cm" svg:x="21.608cm" svg:y="6.3cm">
            <draw:text-box>
              <text:p text:style-name="P2"><text:span text:style-name="T2">Id_note : Int</text:span></text:p>
              <text:p text:style-name="P2"><text:span text:style-name="T2">Matiere : String</text:span></text:p>
              <text:p text:style-name="P2"><text:span text:style-name="T2">Note : Int</text:span></text:p>
            </draw:text-box>
          </draw:frame>
          <draw:frame draw:style-name="gr11" draw:text-style-name="P6" draw:layer="layout" svg:width="3.047cm" svg:height="2.1cm" svg:x="21.711cm" svg:y="8.2cm">
            <draw:text-box>
              <text:p text:style-name="P6"><text:span text:style-name="T3">Ajouter()</text:span></text:p>
              <text:p text:style-name="P6"><text:span text:style-name="T3">Modifier()</text:span></text:p>
              <text:p text:style-name="P6"><text:span text:style-name="T3">Supprimer()</text:span></text:p>
            </draw:text-box>
          </draw:frame>
          <draw:frame draw:style-name="gr13" draw:text-style-name="P6" draw:layer="layout" svg:width="4cm" svg:height="1.199cm" svg:x="1.9cm" svg:y="5cm">
            <draw:text-box>
              <text:p text:style-name="P6"><text:span text:style-name="T3">Consulter_note()</text:span></text:p>
              <text:p text:style-name="P6"><text:span text:style-name="T3">Consulter_profil()</text:span></text:p>
            </draw:text-box>
          </draw:frame>
          <draw:custom-shape draw:style-name="gr1" draw:text-style-name="P1" draw:layer="layout" svg:width="3.87cm" svg:height="4cm" svg:x="21.57cm" svg:y="14.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569cm" svg:y1="15.411cm" svg:x2="25.44cm" svg:y2="15.4cm">
            <text:p/>
          </draw:line>
          <draw:line draw:style-name="gr2" draw:text-style-name="P1" draw:layer="layout" svg:x1="21.557cm" svg:y1="17.3cm" svg:x2="25.428cm" svg:y2="17.3cm">
            <text:p/>
          </draw:line>
          <draw:frame draw:style-name="gr4" draw:text-style-name="P3" draw:layer="layout" svg:width="2.76cm" svg:height="1.051cm" svg:x="22.24cm" svg:y="14.339cm">
            <draw:text-box>
              <text:p text:style-name="P2"><text:span text:style-name="T1">PROFIL</text:span></text:p>
            </draw:text-box>
          </draw:frame>
          <draw:frame draw:style-name="gr12" draw:text-style-name="P4" draw:layer="layout" svg:width="3.952cm" svg:height="1.199cm" svg:x="21.648cm" svg:y="15.5cm">
            <draw:text-box>
              <text:p text:style-name="P2"><text:span text:style-name="T2">Id_profil : Int</text:span></text:p>
              <text:p text:style-name="P2"><text:span text:style-name="T2">nom_profil : String</text:span></text:p>
            </draw:text-box>
          </draw:frame>
          <draw:frame draw:style-name="gr14" draw:text-style-name="P6" draw:layer="layout" svg:width="3.047cm" svg:height="0.9cm" svg:x="21.751cm" svg:y="17.4cm">
            <draw:text-box>
              <text:p text:style-name="P6"><text:span text:style-name="T3">Modifier()</text:span></text:p>
            </draw:text-box>
          </draw:frame>
          <draw:frame draw:style-name="gr13" draw:text-style-name="P6" draw:layer="layout" svg:width="4cm" svg:height="0.95cm" svg:x="2.4cm" svg:y="17.461cm">
            <draw:text-box>
              <text:p text:style-name="P6"><text:span text:style-name="T3">Consulter_profil()</text:span></text:p>
            </draw:text-box>
          </draw:frame>
          <draw:line draw:style-name="gr15" draw:text-style-name="P5" draw:layer="layout" svg:x1="16.5cm" svg:y1="7.7cm" svg:x2="21.6cm" svg:y2="7.7cm">
            <text:p/>
          </draw:line>
          <draw:line draw:style-name="gr15" draw:text-style-name="P5" draw:layer="layout" svg:x1="23.6cm" svg:y1="10.2cm" svg:x2="23.6cm" svg:y2="14.2cm">
            <text:p/>
          </draw:line>
          <draw:line draw:style-name="gr15" draw:text-style-name="P5" draw:layer="layout" svg:x1="15.3cm" svg:y1="10.6cm" svg:x2="21.6cm" svg:y2="16.3cm">
            <text:p/>
          </draw:line>
        </draw:g>
        <draw:frame draw:style-name="gr16" draw:text-style-name="P6" draw:layer="layout" svg:width="2.2cm" svg:height="0.85cm" svg:x="18.2cm" svg:y="7cm">
          <draw:text-box>
            <text:p text:style-name="P6"><text:span text:style-name="T3">possede</text:span></text:p>
          </draw:text-box>
        </draw:frame>
        <draw:frame draw:style-name="gr13" draw:text-style-name="P6" draw:layer="layout" svg:width="2.4cm" svg:height="0.95cm" svg:x="23.5cm" svg:y="12.1cm">
          <draw:text-box>
            <text:p text:style-name="P6"><text:span text:style-name="T3">appartient</text:span></text:p>
          </draw:text-box>
        </draw:frame>
        <draw:frame draw:style-name="gr13" draw:text-style-name="P6" draw:layer="layout" svg:width="3cm" svg:height="0.95cm" svg:x="17.1cm" svg:y="11.55cm">
          <draw:text-box>
            <text:p text:style-name="P6"><text:span text:style-name="T3">posse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13:13:35.03</meta:creation-date>
    <dc:date>2018-03-11T15:10:43.73</dc:date>
    <meta:editing-duration>PT3M6S</meta:editing-duration>
    <meta:editing-cycles>1</meta:editing-cycles>
    <meta:document-statistic meta:object-count="45"/>
    <meta:generator>LibreOffice/4.0.1.2$Windows_x86 LibreOffice_project/84102822e3d61eb989ddd325abf1ac077904985</meta:generator>
  </office:meta>
</office:document-meta>
</file>